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officeooo:rsid="0001d60a" officeooo:paragraph-rsid="0001d60a" style:font-size-asian="12pt" style:font-size-complex="12pt"/>
    </style:style>
    <style:style style:name="P2" style:family="paragraph" style:parent-style-name="Standard">
      <style:paragraph-properties fo:text-align="start" style:justify-single-word="false"/>
      <style:text-properties fo:font-size="12pt" officeooo:rsid="0001d60a" officeooo:paragraph-rsid="0001d60a" style:font-size-asian="12pt" style:font-size-complex="12pt"/>
    </style:style>
    <style:style style:name="P3" style:family="paragraph" style:parent-style-name="Standard">
      <style:text-properties fo:font-size="12pt" officeooo:rsid="0001d60a" officeooo:paragraph-rsid="0007c659" style:font-size-asian="12pt" style:font-size-complex="12pt"/>
    </style:style>
    <style:style style:name="P4" style:family="paragraph" style:parent-style-name="Standard">
      <style:paragraph-properties fo:text-align="start" style:justify-single-word="false"/>
      <style:text-properties fo:font-size="12pt" officeooo:rsid="00025673" officeooo:paragraph-rsid="00025673" style:font-size-asian="12pt" style:font-size-complex="12pt"/>
    </style:style>
    <style:style style:name="P5" style:family="paragraph" style:parent-style-name="Standard">
      <style:paragraph-properties fo:text-align="start" style:justify-single-word="false"/>
      <style:text-properties fo:font-size="12pt" officeooo:rsid="00029623" officeooo:paragraph-rsid="00029623" style:font-size-asian="12pt" style:font-size-complex="12pt"/>
    </style:style>
    <style:style style:name="P6" style:family="paragraph" style:parent-style-name="Standard">
      <style:paragraph-properties fo:text-align="start" style:justify-single-word="false"/>
      <style:text-properties fo:font-size="12pt" officeooo:rsid="000491bd" officeooo:paragraph-rsid="000491bd" style:font-size-asian="12pt" style:font-size-complex="12pt"/>
    </style:style>
    <style:style style:name="P7" style:family="paragraph" style:parent-style-name="Standard">
      <style:paragraph-properties fo:text-align="start" style:justify-single-word="false"/>
      <style:text-properties fo:font-size="12pt" officeooo:rsid="0004adaf" officeooo:paragraph-rsid="0004adaf" style:font-size-asian="12pt" style:font-size-complex="12pt"/>
    </style:style>
    <style:style style:name="P8" style:family="paragraph" style:parent-style-name="Standard">
      <style:paragraph-properties fo:text-align="start" style:justify-single-word="false"/>
      <style:text-properties fo:font-size="12pt" officeooo:rsid="00066ac0" officeooo:paragraph-rsid="00066ac0" style:font-size-asian="12pt" style:font-size-complex="12pt"/>
    </style:style>
    <style:style style:name="P9" style:family="paragraph" style:parent-style-name="Standard">
      <style:paragraph-properties fo:text-align="start" style:justify-single-word="false"/>
      <style:text-properties fo:font-size="12pt" officeooo:rsid="0007c659" officeooo:paragraph-rsid="0007c659" style:font-size-asian="12pt" style:font-size-complex="12pt"/>
    </style:style>
    <style:style style:name="P10" style:family="paragraph" style:parent-style-name="Standard">
      <style:text-properties fo:font-size="12pt" officeooo:rsid="0007c659" officeooo:paragraph-rsid="0007c659" style:font-size-asian="12pt" style:font-size-complex="12pt"/>
    </style:style>
    <style:style style:name="P11" style:family="paragraph" style:parent-style-name="Standard">
      <style:text-properties fo:font-size="12pt" officeooo:rsid="0007fff7" officeooo:paragraph-rsid="0007fff7" style:font-size-asian="12pt" style:font-size-complex="12pt"/>
    </style:style>
    <style:style style:name="P12" style:family="paragraph" style:parent-style-name="Standard">
      <style:text-properties fo:font-size="12pt" officeooo:rsid="0009d674" officeooo:paragraph-rsid="0009d674" style:font-size-asian="12pt" style:font-size-complex="12pt"/>
    </style:style>
    <style:style style:name="P13" style:family="paragraph" style:parent-style-name="Standard">
      <style:text-properties fo:font-size="12pt" officeooo:rsid="000a7fe7" officeooo:paragraph-rsid="000a7fe7" style:font-size-asian="12pt" style:font-size-complex="12pt"/>
    </style:style>
    <style:style style:name="T1" style:family="text">
      <style:text-properties officeooo:rsid="0007c659"/>
    </style:style>
    <style:style style:name="T2" style:family="text">
      <style:text-properties officeooo:rsid="0009d6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per 1 Key points:</text:p>
      <text:p text:style-name="P2">1. Geologic carbon storage (GCS) is a fundamental pillar of carbon management that helps mitigate greenhouse gas emissions and addresses the negative effects of climate change.</text:p>
      <text:p text:style-name="P2">2. Viable CO2 storage sites share some of the same elements required for successful petroleum systems.</text:p>
      <text:p text:style-name="P2">3. Numerous petroleum traps around the world, as well as naturally occurring CO2-producing fields and natural gas storage sites attest that safe, long-term storage is possible.</text:p>
      <text:p text:style-name="P2">4. Research over the past two decades identified five methods of Geologic Carbon Storage which have been validated through several demonstration and pilot projects around the world: (1) storage in depleted oil and gas fields, (2) use of CO2 in enhanced hydrocarbons recovery (3) storage in saline formations/aquifers, (4) injection into deep unmineable coal seams, and (5) in-situ/ex-situ carbon mineralization.</text:p>
      <text:p text:style-name="P2">5. The greatest volumetric potential for GCS is found in saline aquifers which are present throughout the world’s sedimentary basins.</text:p>
      <text:p text:style-name="P4">6. A successful CO2 storage site necessitates the same elements as a petroleum system, except a source rock and a migration pathway. In other words, a CO2 storage site requires a reservoir rock, a seal rock, and a trapping configuration.</text:p>
      <text:p text:style-name="P4">7. Another key difference with hydrocarbon projects is the requirement to characterize and monitor seal performance.</text:p>
      <text:p text:style-name="P5">8. The great majority of storage projects are safe and successful, though a few have leaked gas, due to well integrity issues or leaky faults.</text:p>
      <text:p text:style-name="P6">9. Therefore, in addition to natural CO2 fields, existing natural gas storage facilities in geologic formations offer excellent opportunities to study and design CO2 sequestration sites.</text:p>
      <text:p text:style-name="P6">10. Despite the technical appeal, however, no large-scale CO2 storage projects in depleted reservoirs have been deployed anywhere in the world.</text:p>
      <text:p text:style-name="P6">11. CO2 enhanced oil recovery (EOR) is a technology applied to depleting oil reservoirs in order to enable additional oil recovery and extend the field <text:s/>life.</text:p>
      <text:p text:style-name="P7">12. Due to their ubiquitous occurrence in sedimentary basins on all continents, saline formations/aquifers have the greatest potential for large-scale carbon storage.</text:p>
      <text:p text:style-name="P8">13. Storage options for CO2 in coal beds comprise injection into what is generally characterized as deep, unmineable coal seams and CO2-Enhanced Coal Bed Methane (ECBM).</text:p>
      <text:p text:style-name="P8">14. In-situ and ex-situ mineral carbonation operations employ injection of CO2 (dissolved in water or as liquid or supercritical fluid) into basalt, and exposing ground reactive rock to CO2 in a gas stream, respectively.</text:p>
      <text:p text:style-name="P9">15. Once a site has been identified, basic subsurface work inevitably entails: (1) reservoir characterization to estimate pore volume and flow behavior, (2) describing the structural geometry to flag potential leak zones, spill points, and fluid pathways along which CO2 may escape from the intended storage formation, and (3) seal characterization and reservoir pressure to ensure hydraulic integrity.</text:p>
      <text:p text:style-name="P8"/>
      <text:p text:style-name="P1"/>
      <text:p text:style-name="P1">Paper 2 Key points:</text:p>
      <text:p text:style-name="P3">1. Geological survey techniques play a crucial role in optimizing site selection for renewable energy projects and identifying suitable locations for carbon storage to mitigate climate change.</text:p>
      <text:p text:style-name="P3"><text:span text:style-name="T1">2. </text:span>Geological surveys help characterize these formations to assess their suitability for long-term CO2 storage, considering factors such as porosity, permeability, and sealing integrity.</text:p>
      <text:p text:style-name="P10">3. These surveys often involve seismic imaging, well logging, and core sampling to assess the subsurface geology and identify suitable storage formations.</text:p>
      <text:p text:style-name="P10">4. One major challenge is the complexity of geological formations, which can vary significantly in composition and structure.</text:p>
      <text:p text:style-name="P11">5. Another challenge is the limited availability of data for certain regions.</text:p>
      <text:p text:style-name="P11"><text:soft-page-break/>6. Interpreting geological data requires specialized knowledge and expertise, and misinterpretations can lead to inaccurate assessments of site suitability.</text:p>
      <text:p text:style-name="P11">7. One such direction is the use of advanced technologies, such as machine learning and artificial intelligence, to analyze geological data more efficiently and accurately.</text:p>
      <text:p text:style-name="P11">8. Another future direction is the development of new survey techniques that can access and characterize underground formations more effectively.</text:p>
      <text:p text:style-name="P11"/>
      <text:p text:style-name="P11"/>
      <text:p text:style-name="P1">Paper 3 Key points:</text:p>
      <text:p text:style-name="P1">1. Risk and uncertainty assessment is crucial for ensuring the safety and reliability of geologic carbon storage (GCS) by evaluating CO2 migration in subsurface, forecasting potential leakage and induced seismicity risks, and optimizing operational and monitoring plans.</text:p>
      <text:p text:style-name="P11">2. <text:span text:style-name="T2">D</text:span>eep uncertainties remain regarding geological storage capacity, long-term injectivity, pore-space loss, CO2 migration, and storage mechanisms, which could limit the pace and scale of CCUS deployment.</text:p>
      <text:p text:style-name="P12">3. One of the most significant uncertainties in CCUS deployment is the risk of overestimating storage capacity, particularly at the global and regional levels.</text:p>
      <text:p text:style-name="P12">4. Injectivity is another critical factor that largely affects storage capacity and introduces uncertainty.</text:p>
      <text:p text:style-name="P12">5. Developing sophisticated models and collecting comprehensive data may help better understand the mechanisms of injectivity loss and enhancement, and may increase the accuracy of storage capacity estimates and reducing the risks associated with CCUS technologies.</text:p>
      <text:p text:style-name="P12">6. The long-term safety of CCUS depends heavily on the sealing system’s integrity at a given GCS site. Leakage from storage reservoirs is a major risk that could potentially hinder the acceptance of GCS.</text:p>
      <text:p text:style-name="P12">7. The question of whether GCS is likely to induce felt earthquakes that would result in leakage is still a subject of debate [146–148], but any potential seismic hazards must be addressed.</text:p>
      <text:p text:style-name="P12">8. Numerical simulations play a crucial role in risk assessment.</text:p>
      <text:p text:style-name="P13">9. Recent advancements in computing power significantly improved ML as a means to reduce the computational cost of risk assessment.</text:p>
      <text:p text:style-name="P13">10. Quantitative risk assessment for GCS projects requires data from site characterization and monitoring.</text:p>
      <text:p text:style-name="P13">11. Data availability and sharing are one of the largest challenges for risk assessment with simulation/modeling.</text:p>
      <text:p text:style-name="P13">12. For a successful commercial-scale implementation of a CCUS project, an integrated risk assessment and management framework is essential.</text:p>
      <text:p text:style-name="P13">13. Although GCS has been developed significantly in recent decades, many CCUS projects, particularly large-scale ones, have not yet been successfully deployed because of policy, economic, and financial change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0-06T12:01:33.964776465</meta:creation-date>
    <dc:date>2025-10-06T20:23:12.209786121</dc:date>
    <meta:editing-duration>PT1H23M4S</meta:editing-duration>
    <meta:editing-cycles>2</meta:editing-cycles>
    <meta:generator>LibreOffice/6.4.7.2$Linux_X86_64 LibreOffice_project/40$Build-2</meta:generator>
    <meta:document-statistic meta:table-count="0" meta:image-count="0" meta:object-count="0" meta:page-count="2" meta:paragraph-count="39" meta:word-count="934" meta:character-count="6362" meta:non-whitespace-character-count="5467"/>
  </office:meta>
</office:document-meta>
</file>